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gradient" draw:fill-gradient-name="Very_20_soft_20_grey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>
      <style:graphic-properties svg:stroke-width="0.05cm" draw:marker-start-width="0.35cm" draw:marker-end="Arrow" draw:marker-end-width="0.45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ole-draw-aspect="1" style:protect="size"/>
    </style:style>
    <style:style style:name="gr9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2pt" fo:font-style="italic" style:font-style-asian="italic" style:font-style-complex="italic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style-name="Italique" style:font-family-generic="roman" style:font-pitch="variable" fo:font-size="12pt" fo:font-style="italic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Palatino Linotype'" style:font-style-name="Italique" style:font-family-generic="roman" style:font-pitch="variable" fo:font-size="12pt" fo:letter-spacing="normal" fo:language="fr" fo:country="FR" fo:font-style="italic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18pt" style:language-asian="en" style:country-asian="US" style:font-style-asian="normal" style:font-weight-asian="normal" style:font-family-complex="Lucidasans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5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text-align="center"/>
    </style:style>
    <style:style style:name="T1" style:family="text">
      <style:text-properties fo:font-family="'Palatino Linotype'" style:font-family-generic="roman" style:font-pitch="variable" fo:font-size="12pt" fo:font-style="italic" style:font-style-asian="italic" style:font-style-complex="italic"/>
    </style:style>
    <style:style style:name="T2" style:family="text">
      <style:text-properties fo:font-family="'Palatino Linotype'" style:font-style-name="Italique" style:font-family-generic="roman" style:font-pitch="variable" fo:font-size="12pt" fo:font-style="italic" style:font-size-asian="18pt" style:font-size-complex="18pt"/>
    </style:style>
    <style:style style:name="T3" style:family="text">
      <style:text-properties style:use-window-font-color="true" style:text-outline="false" style:text-line-through-style="none" style:text-position="0% 100%" fo:font-family="'Palatino Linotype'" style:font-style-name="Italique" style:font-family-generic="roman" style:font-pitch="variable" fo:font-size="13pt" fo:letter-spacing="normal" fo:language="fr" fo:country="FR" fo:font-style="italic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18pt" style:language-asian="en" style:country-asian="US" style:font-style-asian="normal" style:font-weight-asian="normal" style:font-family-complex="Lucidasans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id="id1" draw:layer="layout" svg:width="1.5cm" svg:height="1cm" svg:x="0.1cm" svg:y="1.271cm">
          <text:p text:style-name="P1"><text:span text:style-name="T1">l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1.5cm" svg:height="1cm" svg:x="6.1cm" svg:y="1.271cm">
          <text:p text:style-name="P1"><text:span text:style-name="T1">l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id="id3" draw:layer="layout" svg:width="1.5cm" svg:height="1cm" svg:x="6.1cm" svg:y="5.271cm">
          <text:p text:style-name="P1"><text:span text:style-name="T2">l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4">
          <draw:custom-shape draw:style-name="gr2" draw:text-style-name="P4" draw:layer="layout" svg:width="1.5cm" svg:height="1cm" svg:x="0.1cm" svg:y="9.57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1.35cm" svg:height="0.834cm" svg:x="0.175cm" svg:y="9.654cm">
            <text:p text:style-name="P5"><text:span text:style-name="T3">l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5">
          <draw:custom-shape draw:style-name="gr4" draw:text-style-name="P4" draw:layer="layout" svg:width="1.5cm" svg:height="1cm" svg:x="9.1cm" svg:y="9.57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1.35cm" svg:height="0.834cm" svg:x="9.175cm" svg:y="9.654cm">
            <text:p text:style-name="P5"><text:span text:style-name="T3">l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6" draw:text-style-name="P6" draw:layer="layout" draw:type="curve" svg:x1="1.6cm" svg:y1="1.771cm" svg:x2="6.1cm" svg:y2="1.771cm" draw:start-shape="id1" draw:start-glue-point="1" draw:end-shape="id2" draw:end-glue-point="3">
          <text:p/>
        </draw:connector>
        <draw:connector draw:style-name="gr7" draw:text-style-name="P6" draw:layer="layout" draw:type="curve" svg:x1="6.85cm" svg:y1="2.271cm" svg:x2="6.85cm" svg:y2="5.271cm" draw:start-shape="id2" draw:start-glue-point="2" draw:end-shape="id3" draw:end-glue-point="0">
          <text:p/>
        </draw:connector>
        <draw:connector draw:style-name="gr7" draw:text-style-name="P6" draw:layer="layout" draw:type="curve" svg:x1="6.1cm" svg:y1="5.771cm" svg:x2="0.85cm" svg:y2="9.571cm" draw:start-shape="id3" draw:start-glue-point="3" draw:end-shape="id4" draw:end-glue-point="0">
          <text:p/>
        </draw:connector>
        <draw:connector draw:style-name="gr7" draw:text-style-name="P6" draw:layer="layout" draw:type="curve" svg:x1="7.6cm" svg:y1="5.771cm" svg:x2="9.85cm" svg:y2="9.571cm" draw:start-shape="id3" draw:start-glue-point="1" draw:end-shape="id5" draw:end-glue-point="0">
          <text:p/>
        </draw:connector>
        <draw:frame draw:style-name="gr8" draw:layer="layout" svg:width="1.305cm" svg:height="1.507cm" svg:x="2.703cm" svg:y="1.17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layer="layout" svg:width="1.308cm" svg:height="1.508cm" svg:x="6.924cm" svg:y="3.12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layer="layout" svg:width="1.322cm" svg:height="1.48cm" svg:x="0cm" svg:y="6.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layer="layout" svg:width="6.155cm" svg:height="1.615cm" svg:x="8.1cm" svg:y="7.80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onnector draw:style-name="gr7" draw:text-style-name="P6" draw:layer="layout" draw:type="curve" draw:line-skew="0.13cm" svg:x1="0.131cm" svg:y1="0.1cm" svg:x2="0.85cm" svg:y2="1.271cm" draw:end-shape="id1">
          <text:p/>
        </draw:connector>
        <draw:g draw:id="id6">
          <draw:custom-shape draw:style-name="gr9" draw:text-style-name="P4" draw:layer="layout" svg:width="1.5cm" svg:height="1cm" svg:x="4.1cm" svg:y="9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1.35cm" svg:height="0.834cm" svg:x="4.175cm" svg:y="9.683cm">
            <text:p text:style-name="P5"><text:span text:style-name="T3">l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7" draw:text-style-name="P6" draw:layer="layout" draw:type="curve" draw:line-skew="1.032cm" svg:x1="6.85cm" svg:y1="6.271cm" svg:x2="4.85cm" svg:y2="9.6cm" draw:start-shape="id3" draw:start-glue-point="2" draw:end-shape="id6" draw:end-glue-point="0">
          <text:p/>
        </draw:connector>
        <draw:frame draw:style-name="gr8" draw:layer="layout" svg:width="3.58cm" svg:height="1.615cm" svg:x="3.1cm" svg:y="7.385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ght_20_gray" draw:display-name="Light gray" draw:style="linear" draw:start-color="#ffffff" draw:end-color="#e6e6e6" draw:start-intensity="100%" draw:end-intensity="100%" draw:angle="0" draw:border="0%"/>
    <draw:gradient draw:name="Very_20_soft_20_grey" draw:display-name="Very soft grey" draw:style="linear" draw:start-color="#ffffff" draw:end-color="#e6e6e6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Nimbus Sans L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4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list-level-position-and-space-mode="label-width-and-position"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list-level-position-and-space-mode="label-width-and-position"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2cm" fo:page-height="10.7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3.0_Beta$Unix OpenOffice.org_project/300m2$Build-9281</meta:generator>
    <meta:creation-date>2006-04-21T08:15:04</meta:creation-date>
    <dc:date>2008-04-17T00:15:50</dc:date>
    <meta:editing-cycles>49</meta:editing-cycles>
    <meta:editing-duration>PT02H14M24S</meta:editing-duration>
    <meta:document-statistic meta:object-count="23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o math:stretchy="false">ɛ</math:mo>
          <math:mi>,</math:mi>
          <math:mrow>
            <math:msub>
              <math:mi>g</math:mi>
              <math:mn>1</math:mn>
            </math:msub>
            <math:mo math:stretchy="false">=</math:mo>
            <math:mrow>
              <math:mo math:stretchy="false">(</math:mo>
              <math:mrow>
                <math:msub>
                  <math:mi>x</math:mi>
                  <math:msub>
                    <math:mi>T</math:mi>
                    <math:mn>2</math:mn>
                  </math:msub>
                </math:msub>
                <math:mo math:stretchy="false">=</math:mo>
                <math:mn>5</math:mn>
              </math:mrow>
              <math:mo math:stretchy="false">)</math:mo>
            </math:mrow>
          </math:mrow>
        </math:mrow>
      </math:mtr>
      <math:mtr>
        <math:mrow>
          <math:mo math:stretchy="false">{</math:mo>
          <math:msub>
            <math:mi>x</math:mi>
            <math:msub>
              <math:mi>T</math:mi>
              <math:mn>4</math:mn>
            </math:msub>
          </math:msub>
          <math:mo math:stretchy="false">}</math:mo>
        </math:mrow>
      </math:mtr>
    </math:mtable>
    <math:annotation math:encoding="StarMath 5.0">%varepsilon, g_1 = (x_{T_2} = 5) newline 
lbrace x_{T_4} rbrace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i>a</math:mi>
      </math:mtr>
      <math:mtr>
        <math:mrow>
          <math:mo math:stretchy="false">{</math:mo>
          <math:msub>
            <math:mi>x</math:mi>
            <math:msub>
              <math:mi>T</math:mi>
              <math:mn>1</math:mn>
            </math:msub>
          </math:msub>
          <math:mo math:stretchy="false">}</math:mo>
        </math:mrow>
      </math:mtr>
    </math:mtable>
    <math:annotation math:encoding="StarMath 5.0">a newline
lbrace x_{T_1} rbrac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b</math:mi>
        </math:mrow>
      </math:mtr>
      <math:mtr>
        <math:mrow>
          <math:mo math:stretchy="false">{</math:mo>
          <math:msub>
            <math:mi>x</math:mi>
            <math:msub>
              <math:mi>T</math:mi>
              <math:mn>2</math:mn>
            </math:msub>
          </math:msub>
          <math:mo math:stretchy="false">}</math:mo>
        </math:mrow>
      </math:mtr>
    </math:mtable>
    <math:annotation math:encoding="StarMath 5.0">alignl b newline
lbrace x_{T_2}rbrace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i>c</math:mi>
      </math:mtr>
      <math:mtr>
        <math:mrow>
          <math:mo math:stretchy="false">{</math:mo>
          <math:msub>
            <math:mi>x</math:mi>
            <math:msub>
              <math:mi>T</math:mi>
              <math:mn>3</math:mn>
            </math:msub>
          </math:msub>
          <math:mo math:stretchy="false">}</math:mo>
        </math:mrow>
      </math:mtr>
    </math:mtable>
    <math:annotation math:encoding="StarMath 5.0">c newline lbrace x_{T_3} rbrace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o math:stretchy="false">ɛ</math:mo>
          <math:mi>,</math:mi>
          <math:mrow>
            <math:msub>
              <math:mi>g</math:mi>
              <math:mn>2</math:mn>
            </math:msub>
            <math:mo math:stretchy="false">=</math:mo>
            <math:mrow>
              <math:mrow>
                <math:mo math:stretchy="false">(</math:mo>
                <math:mrow>
                  <math:msub>
                    <math:mi>x</math:mi>
                    <math:msub>
                      <math:mi>T</math:mi>
                      <math:mn>1</math:mn>
                    </math:msub>
                  </math:msub>
                  <math:mo math:stretchy="false">=</math:mo>
                  <math:mn>10</math:mn>
                </math:mrow>
                <math:mo math:stretchy="false">)</math:mo>
              </math:mrow>
              <math:mo math:stretchy="false">∧</math:mo>
              <math:mrow>
                <math:mo math:stretchy="false">(</math:mo>
                <math:mrow>
                  <math:msub>
                    <math:mi>x</math:mi>
                    <math:msub>
                      <math:mi>T</math:mi>
                      <math:mn>2</math:mn>
                    </math:msub>
                  </math:msub>
                  <math:mo math:stretchy="false">&gt;</math:mo>
                  <math:mn>2</math:mn>
                </math:mrow>
                <math:mo math:stretchy="false">)</math:mo>
              </math:mrow>
            </math:mrow>
          </math:mrow>
        </math:mrow>
      </math:mtr>
      <math:mtr>
        <math:mrow>
          <math:mo math:stretchy="false">{</math:mo>
          <math:msub>
            <math:mi>x</math:mi>
            <math:msub>
              <math:mi>T</math:mi>
              <math:mn>5</math:mn>
            </math:msub>
          </math:msub>
          <math:mo math:stretchy="false">}</math:mo>
        </math:mrow>
      </math:mtr>
    </math:mtable>
    <math:annotation math:encoding="StarMath 5.0">%varepsilon, g_2 = (x_{T_1} = 10) and (x_{T_2} &gt; 2) newline
lbrace x_{T_5} rbrace</math:annotation>
  </math:semantics>
</math:math>
</file>